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2093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1">Swa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0-29T23:16:42.286807576</meta:print-date>
    <dc:date>2019-10-29T23:17:07.440795182</dc:date>
    <meta:editing-duration>PT20M3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5" meta:non-whitespace-character-count="4"/>
  </office:meta>
</office:document-meta>
</file>